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The given bar chart provides data on the weight distribution of five age groups living in Newtown in the year 2010, expressed as percentages.</text:p>
      <text:p text:style-name="Normal"/>
      <text:p text:style-name="Normal">Overall, weight tended to increase with age, with almost 85 percent of people over 60 years of age being either overwight or obese. In contrast, the vast majority of the youngest age group fell into the category of ideal weight, with 20 percent being underweight.</text:p>
      <text:p text:style-name="Normal"/>
      <text:p text:style-name="Normal">While 70 percent of 20-to-29-year-olds had an ideal weight, this rate decreased in the older age groups, with almost 50 percent and 40 percent of 30-39, 40-49, and 50-59 demographics, respectively, being considered to have an ideal weight. At less than 5 percent, the corresponding number of people over 60 was signficantly lower. On the other hand, while the percentage of underweight people in the youngest age group, at 20 percent, was four times <text:s text:c="1"/>higher than that of overweight individuals in the same demographic, this weight classification in other age groups was almost zero except for the eldest group, whose proportion stood at almost 10 percent. Conversely, almost 40 percent of people aged between 30 and 50 were overwight, whereas this weight demographic accounted for only 5 percent of those in the 50-59 age bracket. Meanwhile, those with an ideal weight made up the smallest proportion of residents over 60, with 60% and 25% being obese and overweight, respectively. </text:p>
      <text:p text:style-name="Normal"/>
      <text:p text:style-name="Normal"/>
      <text:p text:style-name="Normal"/>
      <text:p text:style-name="Normal"> </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